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4cca" officeooo:paragraph-rsid="00094cca"/>
    </style:style>
    <style:style style:name="P2" style:family="paragraph" style:parent-style-name="Standard">
      <style:paragraph-properties fo:text-align="justify" style:justify-single-word="false"/>
      <style:text-properties officeooo:rsid="00094cca" officeooo:paragraph-rsid="00094cca"/>
    </style:style>
    <style:style style:name="P3" style:family="paragraph" style:parent-style-name="Standard">
      <style:paragraph-properties fo:text-align="justify" style:justify-single-word="false"/>
      <style:text-properties officeooo:rsid="00095a73" officeooo:paragraph-rsid="00095a73"/>
    </style:style>
    <style:style style:name="P4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/>
      <style:text-properties officeooo:rsid="00094cca" officeooo:paragraph-rsid="00094cca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095a73" officeooo:paragraph-rsid="00095a73"/>
    </style:style>
    <style:style style:name="P6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/>
      <style:text-properties officeooo:rsid="00095a73" officeooo:paragraph-rsid="00095a73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95a73" officeooo:paragraph-rsid="00095a73"/>
    </style:style>
    <style:style style:name="T1" style:family="text">
      <style:text-properties officeooo:rsid="00095a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rduino -Práctica 1-</text:p>
      <text:p text:style-name="P1"/>
      <text:p text:style-name="P2"/>
      <text:p text:style-name="P2">Realiza un programa que encienda y apague un led de forma intermitente cada 1 segundo.</text:p>
      <text:p text:style-name="P2"/>
      <text:list xml:id="list1043862180" text:style-name="L1">
        <text:list-item>
          <text:p text:style-name="P4">Incluye un esquema eléctrico del montaje.</text:p>
          <text:p text:style-name="P4"/>
        </text:list-item>
        <text:list-item>
          <text:p text:style-name="P4">Haz una captura de <text:span text:style-name="T1">pantalla del circuito montado.</text:span></text:p>
          <text:p text:style-name="P4"/>
        </text:list-item>
        <text:list-item>
          <text:p text:style-name="P6">Incluye el diagrama de flujo del programa.</text:p>
          <text:p text:style-name="P6"/>
        </text:list-item>
        <text:list-item>
          <text:p text:style-name="P6">Añade la captura de pantalla del código con sus comentarios.</text:p>
        </text:list-item>
      </text:list>
      <text:p text:style-name="P5"/>
      <text:p text:style-name="P5"/>
      <text:p text:style-name="P7"/>
      <text:p text:style-name="P7"/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3T10:37:15.424857756</meta:creation-date>
    <dc:date>2020-11-03T10:47:25.910302829</dc:date>
    <meta:editing-duration>PT10M9S</meta:editing-duration>
    <meta:editing-cycles>3</meta:editing-cycles>
    <meta:generator>LibreOffice/7.0.2.2$Linux_X86_64 LibreOffice_project/00$Build-2</meta:generator>
    <meta:document-statistic meta:table-count="0" meta:image-count="0" meta:object-count="0" meta:page-count="1" meta:paragraph-count="9" meta:word-count="56" meta:character-count="305" meta:non-whitespace-character-count="262"/>
  </office:meta>
</office:document-meta>
</file>